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-left="0.002cm solid #ffffff" fo:border-right="0.002cm solid #000000" fo:border-top="0.002cm solid #000000" fo:border-bottom="0.002cm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ffffff" fo:border-right="0.002cm solid #000000" fo:border-top="none" fo:border-bottom="0.002cm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able_20_Contents">
      <style:text-properties style:font-name="Times New Roman" fo:font-size="13pt" style:font-size-asian="13pt" style:font-size-complex="13pt"/>
    </style:style>
    <style:style style:name="P5" style:family="paragraph" style:parent-style-name="Table_20_Contents" style:list-style-name="L1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Table_20_Contents" style:list-style-name="L1">
      <style:text-properties style:font-name="Times New Roman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P2">SONDAGGIO DI RINUNCIA DI UN GENITORE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Alberto - <text:span text:style-name="T2">genitore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p text:style-name="P4">Flusso degli eventi:</text:p>
            <text:list xml:id="list43310812" text:style-name="L1">
              <text:list-item>
                <text:p text:style-name="P6">Alberto accende il computer</text:p>
              </text:list-item>
              <text:list-item>
                <text:p text:style-name="P6">Alberto apre il browser Firefox e si collega all'indirizzo <text:a xlink:type="simple" xlink:href="http://www.unisa.it/vivere_il_campus/asilo/accesso">http://www.unisa.it/vivere_il_campus/asilo/accesso</text:a></text:p>
              </text:list-item>
              <text:list-item>
                <text:p text:style-name="P5">Alberto accede al sistema inserendo come username GE0002 e come password “alby007”.</text:p>
              </text:list-item>
              <text:list-item>
                <text:p text:style-name="P5">Alberto clicca sul pulsante <text:span text:style-name="T1">Domanda di Rinuncia</text:span></text:p>
              </text:list-item>
              <text:list-item>
                <text:p text:style-name="P5">Alberto compila la Domanda di rinuncia</text:p>
              </text:list-item>
              <text:list-item>
                <text:p text:style-name="P5">Alberto clicca su <text:span text:style-name="T1">Invia Domanda</text:span></text:p>
              </text:list-item>
              <text:list-item>
                <text:p text:style-name="P5">Compare la pagina “<text:span text:style-name="T1">Perché rinunci all'Asilo?”</text:span></text:p>
              </text:list-item>
              <text:list-item>
                <text:p text:style-name="P5">Alberto risponde scrivendo “Il bambino non ha superato i limiti di età per l'iscrizione all'asilo ma non intendo iscriverlo perché mia moglie è stato licenziata dal lavoro”</text:p>
              </text:list-item>
              <text:list-item>
                <text:p text:style-name="P5">Alberto preme “Conferma Domanda e Invia Sondaggio”</text:p>
              </text:list-item>
              <text:list-item>
                <text:p text:style-name="P5">Alberto chiude il sistema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6T20:02:32.47</meta:creation-date>
    <meta:editing-duration>PT26S</meta:editing-duration>
    <meta:editing-cycles>3</meta:editing-cycles>
    <meta:generator>OpenOffice.org/3.3$Win32 OpenOffice.org_project/330m20$Build-9567</meta:generator>
    <dc:date>2012-10-16T23:17:36.52</dc:date>
    <meta:document-statistic meta:table-count="1" meta:image-count="0" meta:object-count="0" meta:page-count="1" meta:paragraph-count="16" meta:word-count="123" meta:character-count="788"/>
    <dc:creator>Alfonso Piscitelli</dc:creator>
  </office:meta>
</office:document-meta>
</file>